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44a21" officeooo:paragraph-rsid="00244a21" style:font-weight-asian="bold" style:font-weight-complex="bold"/>
    </style:style>
    <style:style style:name="P2" style:family="paragraph" style:parent-style-name="Standard">
      <style:text-properties fo:font-weight="bold" officeooo:rsid="0027a535" officeooo:paragraph-rsid="0027a535" style:font-weight-asian="bold" style:font-weight-complex="bold"/>
    </style:style>
    <style:style style:name="P3" style:family="paragraph" style:parent-style-name="Standard">
      <style:text-properties officeooo:paragraph-rsid="001ea520"/>
    </style:style>
    <style:style style:name="P4" style:family="paragraph" style:parent-style-name="Standard">
      <style:text-properties officeooo:rsid="00209f47" officeooo:paragraph-rsid="00209f47"/>
    </style:style>
    <style:style style:name="P5" style:family="paragraph" style:parent-style-name="Standard">
      <style:text-properties officeooo:rsid="00209f47" officeooo:paragraph-rsid="0027a535"/>
    </style:style>
    <style:style style:name="P6" style:family="paragraph" style:parent-style-name="Standard">
      <style:text-properties officeooo:rsid="00209f47" officeooo:paragraph-rsid="0032009b"/>
    </style:style>
    <style:style style:name="P7" style:family="paragraph" style:parent-style-name="Standard">
      <style:text-properties officeooo:rsid="00209f47" officeooo:paragraph-rsid="0032d48a"/>
    </style:style>
    <style:style style:name="P8" style:family="paragraph" style:parent-style-name="Standard">
      <style:text-properties officeooo:rsid="00209f47" officeooo:paragraph-rsid="002291f2"/>
    </style:style>
    <style:style style:name="P9" style:family="paragraph" style:parent-style-name="Standard">
      <style:text-properties officeooo:paragraph-rsid="00209f47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209f47" officeooo:paragraph-rsid="00209f47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209f47" officeooo:paragraph-rsid="0032d8a9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209f47" officeooo:paragraph-rsid="001ea52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2019ce" officeooo:paragraph-rsid="0032d8a9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32d8a9" officeooo:paragraph-rsid="0033ce2d" style:font-size-asian="20pt" style:font-weight-asian="bold" style:font-size-complex="20pt" style:font-weight-complex="bold"/>
    </style:style>
    <style:style style:name="P15" style:family="paragraph" style:parent-style-name="Standard">
      <style:text-properties officeooo:paragraph-rsid="002291f2"/>
    </style:style>
    <style:style style:name="P16" style:family="paragraph" style:parent-style-name="Standard">
      <style:text-properties officeooo:rsid="00244a21" officeooo:paragraph-rsid="00244a21"/>
    </style:style>
    <style:style style:name="P17" style:family="paragraph" style:parent-style-name="Standard">
      <style:text-properties officeooo:paragraph-rsid="00244a21"/>
    </style:style>
    <style:style style:name="P18" style:family="paragraph" style:parent-style-name="Standard">
      <style:text-properties officeooo:paragraph-rsid="0027a535"/>
    </style:style>
    <style:style style:name="P19" style:family="paragraph" style:parent-style-name="Standard">
      <style:text-properties officeooo:rsid="0027a535" officeooo:paragraph-rsid="0027a535"/>
    </style:style>
    <style:style style:name="P20" style:family="paragraph" style:parent-style-name="Standard">
      <style:text-properties fo:font-weight="normal" officeooo:rsid="0027a535" officeooo:paragraph-rsid="0027a535" style:font-weight-asian="normal" style:font-weight-complex="normal"/>
    </style:style>
    <style:style style:name="P21" style:family="paragraph" style:parent-style-name="Standard">
      <style:text-properties fo:font-weight="normal" officeooo:rsid="0027a535" officeooo:paragraph-rsid="002826fc" style:font-weight-asian="normal" style:font-weight-complex="normal"/>
    </style:style>
    <style:style style:name="P22" style:family="paragraph" style:parent-style-name="Standard">
      <style:text-properties fo:font-weight="normal" officeooo:paragraph-rsid="0027a535" style:font-weight-asian="normal" style:font-weight-complex="normal"/>
    </style:style>
    <style:style style:name="P23" style:family="paragraph" style:parent-style-name="Standard">
      <style:text-properties fo:font-weight="normal" officeooo:rsid="002826fc" officeooo:paragraph-rsid="002826fc" style:font-weight-asian="normal" style:font-weight-complex="normal"/>
    </style:style>
    <style:style style:name="P24" style:family="paragraph" style:parent-style-name="Standard">
      <style:text-properties fo:font-weight="normal" officeooo:rsid="0028e8a0" officeooo:paragraph-rsid="0027a535" style:font-weight-asian="normal" style:font-weight-complex="normal"/>
    </style:style>
    <style:style style:name="P25" style:family="paragraph" style:parent-style-name="Standard">
      <style:text-properties fo:font-weight="normal" officeooo:rsid="00209f47" officeooo:paragraph-rsid="002019ce" style:font-weight-asian="normal" style:font-weight-complex="normal"/>
    </style:style>
    <style:style style:name="P26" style:family="paragraph" style:parent-style-name="Standard">
      <style:text-properties officeooo:paragraph-rsid="002826fc"/>
    </style:style>
    <style:style style:name="P27" style:family="paragraph" style:parent-style-name="Standard">
      <style:text-properties officeooo:paragraph-rsid="0032009b"/>
    </style:style>
    <style:style style:name="P28" style:family="paragraph" style:parent-style-name="Standard">
      <style:text-properties officeooo:paragraph-rsid="0032d48a"/>
    </style:style>
    <style:style style:name="P29" style:family="paragraph" style:parent-style-name="Standard">
      <style:text-properties officeooo:paragraph-rsid="0032d8a9"/>
    </style:style>
    <style:style style:name="P30" style:family="paragraph" style:parent-style-name="Standard">
      <style:paragraph-properties fo:text-align="center" style:justify-single-word="false"/>
      <style:text-properties officeooo:paragraph-rsid="0032d8a9"/>
    </style:style>
    <style:style style:name="P31" style:family="paragraph" style:parent-style-name="Standard">
      <style:paragraph-properties fo:text-align="start" style:justify-single-word="false"/>
      <style:text-properties officeooo:paragraph-rsid="0033ce2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09f47" officeooo:paragraph-rsid="0033ce2d" style:font-size-asian="12pt" style:font-weight-asian="bold" style:font-size-complex="12pt" style:font-weight-complex="bold"/>
    </style:style>
    <style:style style:name="P33" style:family="paragraph" style:parent-style-name="Standard">
      <style:text-properties officeooo:rsid="001ea520" officeooo:paragraph-rsid="001ea520"/>
    </style:style>
    <style:style style:name="P34" style:family="paragraph" style:parent-style-name="Standard">
      <style:text-properties officeooo:rsid="0030108a" officeooo:paragraph-rsid="0030108a"/>
    </style:style>
    <style:style style:name="P35" style:family="paragraph" style:parent-style-name="Standard">
      <style:text-properties officeooo:rsid="001e9f27" officeooo:paragraph-rsid="003e9a1c"/>
    </style:style>
    <style:style style:name="P36" style:family="paragraph" style:parent-style-name="Standard">
      <style:paragraph-properties fo:text-align="center" style:justify-single-word="false"/>
      <style:text-properties fo:font-size="24pt" officeooo:rsid="001e9f27" officeooo:paragraph-rsid="003e9a1c" style:font-size-asian="24pt" style:font-size-complex="24pt"/>
    </style:style>
    <style:style style:name="P37" style:family="paragraph" style:parent-style-name="Standard">
      <style:text-properties officeooo:paragraph-rsid="00244a21"/>
    </style:style>
    <style:style style:name="T1" style:family="text">
      <style:text-properties officeooo:rsid="002019ce"/>
    </style:style>
    <style:style style:name="T2" style:family="text">
      <style:text-properties officeooo:rsid="00209f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9f47" style:font-weight-asian="bold" style:font-weight-complex="bold"/>
    </style:style>
    <style:style style:name="T5" style:family="text">
      <style:text-properties fo:font-weight="bold" officeooo:rsid="002019ce" style:font-weight-asian="bold" style:font-weight-complex="bold"/>
    </style:style>
    <style:style style:name="T6" style:family="text">
      <style:text-properties fo:font-weight="bold" officeooo:rsid="0027133c" style:font-weight-asian="bold" style:font-weight-complex="bold"/>
    </style:style>
    <style:style style:name="T7" style:family="text">
      <style:text-properties fo:font-weight="bold" officeooo:rsid="0027a535" style:font-weight-asian="bold" style:font-weight-complex="bold"/>
    </style:style>
    <style:style style:name="T8" style:family="text">
      <style:text-properties fo:font-weight="bold" officeooo:rsid="0028e8a0" style:font-weight-asian="bold" style:font-weight-complex="bold"/>
    </style:style>
    <style:style style:name="T9" style:family="text">
      <style:text-properties fo:font-weight="bold" officeooo:rsid="0032d8a9" style:font-weight-asian="bold" style:font-weight-complex="bold"/>
    </style:style>
    <style:style style:name="T10" style:family="text">
      <style:text-properties fo:font-weight="bold" officeooo:rsid="0033ce2d" style:font-weight-asian="bold" style:font-weight-complex="bold"/>
    </style:style>
    <style:style style:name="T11" style:family="text">
      <style:text-properties fo:font-weight="normal" officeooo:rsid="0027a535" style:font-weight-asian="normal" style:font-weight-complex="normal"/>
    </style:style>
    <style:style style:name="T12" style:family="text">
      <style:text-properties fo:font-weight="normal" officeooo:rsid="0028e8a0" style:font-weight-asian="normal" style:font-weight-complex="normal"/>
    </style:style>
    <style:style style:name="T13" style:family="text">
      <style:text-properties fo:font-weight="normal" officeooo:rsid="0032009b" style:font-weight-asian="normal" style:font-weight-complex="normal"/>
    </style:style>
    <style:style style:name="T14" style:family="text">
      <style:text-properties fo:font-weight="normal" officeooo:rsid="0032d48a" style:font-weight-asian="normal" style:font-weight-complex="normal"/>
    </style:style>
    <style:style style:name="T15" style:family="text">
      <style:text-properties fo:font-weight="normal" officeooo:rsid="00356e8d" style:font-weight-asian="normal" style:font-weight-complex="normal"/>
    </style:style>
    <style:style style:name="T16" style:family="text">
      <style:text-properties officeooo:rsid="002291f2"/>
    </style:style>
    <style:style style:name="T17" style:family="text">
      <style:text-properties officeooo:rsid="00244a21"/>
    </style:style>
    <style:style style:name="T18" style:family="text">
      <style:text-properties officeooo:rsid="00263226"/>
    </style:style>
    <style:style style:name="T19" style:family="text">
      <style:text-properties officeooo:rsid="0027a535"/>
    </style:style>
    <style:style style:name="T20" style:family="text">
      <style:text-properties officeooo:rsid="002826fc"/>
    </style:style>
    <style:style style:name="T21" style:family="text">
      <style:text-properties officeooo:rsid="0028e8a0"/>
    </style:style>
    <style:style style:name="T22" style:family="text">
      <style:text-properties officeooo:rsid="002b3971"/>
    </style:style>
    <style:style style:name="T23" style:family="text">
      <style:text-properties officeooo:rsid="0032009b"/>
    </style:style>
    <style:style style:name="T24" style:family="text">
      <style:text-properties officeooo:rsid="0032d48a"/>
    </style:style>
    <style:style style:name="T25" style:family="text">
      <style:text-properties fo:font-size="20pt" fo:font-weight="bold" officeooo:rsid="00209f47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33ce2d" style:font-size-asian="20pt" style:font-weight-asian="bold" style:font-size-complex="20pt" style:font-weight-complex="bold"/>
    </style:style>
    <style:style style:name="T27" style:family="text">
      <style:text-properties officeooo:rsid="0032d8a9"/>
    </style:style>
    <style:style style:name="T28" style:family="text">
      <style:text-properties officeooo:rsid="0033ce2d"/>
    </style:style>
    <style:style style:name="T29" style:family="text">
      <style:text-properties officeooo:rsid="00356e8d"/>
    </style:style>
    <style:style style:name="T30" style:family="text">
      <style:text-properties officeooo:rsid="00372e3b"/>
    </style:style>
    <style:style style:name="T31" style:family="text">
      <style:text-properties officeooo:rsid="003bda2f"/>
    </style:style>
    <style:style style:name="T32" style:family="text">
      <style:text-properties officeooo:rsid="003d8e2a"/>
    </style:style>
    <style:style style:name="T33" style:family="text">
      <style:text-properties officeooo:rsid="004239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6"><text:span text:style-name="T3">TICKETING SYSTEM</text:span></text:p>
      <text:p text:style-name="P33">System do zarządzania zgłoszeniami tt (trouble ticket) dotyczącymi problemami technicznymi użytkowników.</text:p>
      <text:p text:style-name="P34">Narazie jako admin może kazdy tt wystwaic do kazdego</text:p>
      <text:p text:style-name="P2">Główna strona:</text:p>
      <text:p text:style-name="P20">- panel logowania</text:p>
      <text:p text:style-name="P21">- <text:span text:style-name="T20">inforamcja firmy i ze to system ticketowy</text:span></text:p>
      <text:p text:style-name="P23">- statystyki o <text:s/>ilości tt na kazdym z działów (po kliknieciu na dzial przechodzi do kolejki tt) (jeśli ma uprawnienia)</text:p>
      <text:p text:style-name="P26"><text:span text:style-name="T11">- </text:span><text:span text:style-name="T12">Szczegoly zalogowanego uzytkownika</text:span></text:p>
      <text:p text:style-name="P20"/>
      <text:p text:style-name="P18"><text:span text:style-name="T7">Panel zalogowane</text:span><text:span text:style-name="T8">go uzytkownika </text:span><text:span text:style-name="T7">:</text:span></text:p>
      <text:p text:style-name="P22"><text:span text:style-name="T19">- </text:span><text:span text:style-name="T21">widoczne inforamcje o uztkowniku (mozliwosc zmiany hasla)</text:span></text:p>
      <text:p text:style-name="P24">- widoczne statystyki – ogolna ilosc rozwiazanych tt</text:p>
      <text:p text:style-name="P19">- widoczne tickety przypisane na dana osobe</text:p>
      <text:p text:style-name="P19">- widoczne tt przypisane ogolne do dzialu</text:p>
      <text:p text:style-name="P19">- widoczny link do wszystkich tt danego działu (nie rozpoatruje confidetiali)</text:p>
      <text:p text:style-name="P3"/>
      <text:p text:style-name="P1">Zawartość tt:</text:p>
      <text:p text:style-name="P16">- Id tt</text:p>
      <text:p text:style-name="P16">- Tytuł</text:p>
      <text:p text:style-name="P3">- <text:span text:style-name="T17">Opis</text:span></text:p>
      <text:p text:style-name="P16">- Status</text:p>
      <text:p text:style-name="P16">- priorytet <text:span text:style-name="T19">(Low, Medium, High, ASAP) </text:span></text:p>
      <text:p text:style-name="P16">- data utworzenia</text:p>
      <text:p text:style-name="P16">- data zakonczenia ( po dodaniu <text:s/>statusu resolved, doda tez komentarz)</text:p>
      <text:p text:style-name="P16">- <text:span text:style-name="T31">Korespondencja</text:span> dla pracowników <text:s/><text:span text:style-name="T18">z data wystawienia, przez kogo</text:span></text:p>
      <text:p text:style-name="P16">- Dział do którego jest wystawiony tt</text:p>
      <text:p text:style-name="P17">- <text:span text:style-name="T17">Kategoria Problemu</text:span></text:p>
      <text:p text:style-name="P17">- <text:span text:style-name="T17">Przypisan</text:span><text:span text:style-name="T32">ie</text:span></text:p>
      <text:p text:style-name="P16">- kto wystawił tt i z jakiego działu</text:p>
      <text:p text:style-name="P17"><text:span text:style-name="T17">- </text:span><text:span text:style-name="T19">mozliwosc dodania plików/zdjęć (opcjonalne)</text:span></text:p>
      <text:p text:style-name="P16">- <text:span text:style-name="T19">historia zmian ticketa (opcjonalnie)</text:span></text:p>
      <text:p text:style-name="P16"/>
      <text:p text:style-name="P1">Statusy tt:</text:p>
      <text:p text:style-name="P17"><text:span text:style-name="T17">- Not Acknowledged</text:span></text:p>
      <text:p text:style-name="P16">- Pending (<text:bookmark-start text:name="__DdeLink__389_1312695794"/>schedule<text:bookmark-end text:name="__DdeLink__389_1312695794"/>, <text:bookmark-start text:name="__DdeLink__391_1312695794"/>requestor information,<text:bookmark-end text:name="__DdeLink__391_1312695794"/> <text:s/></text:p>
      <text:p text:style-name="P16">- Work in Progress</text:p>
      <text:p text:style-name="P16">- Resolved (<text:bookmark-start text:name="__DdeLink__393_1312695794"/>Successfull<text:bookmark-end text:name="__DdeLink__393_1312695794"/>, <text:bookmark-start text:name="__DdeLink__395_1312695794"/>not successfull<text:bookmark-end text:name="__DdeLink__395_1312695794"/>, </text:p>
      <text:p text:style-name="P3"/>
      <text:p text:style-name="P15"><text:span text:style-name="T5">Działy </text:span><text:span text:style-name="T6">(listy kolejek- </text:span><text:span text:style-name="T7">po wybraniu na głownej stronie przejscie do logowania)</text:span><text:span text:style-name="T5">: </text:span></text:p>
      <text:p text:style-name="P15"><text:span text:style-name="T5">- </text:span><text:span text:style-name="T1">IT </text:span><text:span text:style-name="T2">(Information Technology)</text:span><text:span text:style-name="T1">,</text:span></text:p>
      <text:p text:style-name="P15"><text:span text:style-name="T1">- HR </text:span><text:span text:style-name="T2">(Human Resources)</text:span><text:span text:style-name="T1">,</text:span></text:p>
      <text:p text:style-name="P15"><text:span text:style-name="T2">- P</text:span><text:span text:style-name="T28">M</text:span><text:span text:style-name="T2"> (Project Management),</text:span></text:p>
      <text:p text:style-name="P8">- F&amp;B (Finance &amp; Buyers)</text:p>
      <text:p text:style-name="P10">IT</text:p>
      <text:p text:style-name="P25"/>
      <text:p text:style-name="P9"><text:soft-page-break/><text:span text:style-name="T4">Dział IT </text:span><text:span text:style-name="T7">Kategorie problemów</text:span><text:span text:style-name="T4">: </text:span><text:bookmark-start text:name="__DdeLink__405_1312695794"/><text:span text:style-name="T2">Desktops/laptops</text:span><text:bookmark-end text:name="__DdeLink__405_1312695794"/><text:span text:style-name="T2">, </text:span><text:bookmark-start text:name="__DdeLink__407_1312695794"/><text:span text:style-name="T23">Pherieral devices</text:span><text:bookmark-end text:name="__DdeLink__407_1312695794"/><text:span text:style-name="T19">, </text:span><text:bookmark-start text:name="__DdeLink__409_1312695794"/><text:span text:style-name="T23">Mobile Devices</text:span><text:bookmark-end text:name="__DdeLink__409_1312695794"/><text:span text:style-name="T23">, </text:span><text:span text:style-name="T33">Network </text:span><text:bookmark-start text:name="__DdeLink__411_1312695794"/><text:span text:style-name="T23">Infrastructure</text:span><text:bookmark-end text:name="__DdeLink__411_1312695794"/><text:span text:style-name="T23"> </text:span></text:p>
      <text:p text:style-name="P9"/>
      <text:p text:style-name="P9"><text:span text:style-name="T7">Typy </text:span><text:span text:style-name="T4">problemu dla <text:s/></text:span><text:span text:style-name="T2">Desktops/laptops: </text:span></text:p>
      <text:p text:style-name="P4">- <text:span text:style-name="T16">Operating System </text:span></text:p>
      <text:p text:style-name="P4">- <text:span text:style-name="T16">Application</text:span></text:p>
      <text:p text:style-name="P4">- <text:span text:style-name="T16">Hardware</text:span></text:p>
      <text:p text:style-name="P4">- <text:span text:style-name="T22">Other</text:span></text:p>
      <text:p text:style-name="P4"/>
      <text:p text:style-name="P27"><text:span text:style-name="T7">Typy </text:span><text:span text:style-name="T4">problemu dla </text:span><text:span text:style-name="T13">Pherieral device</text:span><text:span text:style-name="T14">s</text:span><text:span text:style-name="T11">:</text:span></text:p>
      <text:p text:style-name="P5">- <text:span text:style-name="T23">no conection</text:span></text:p>
      <text:p text:style-name="P18"><text:span text:style-name="T2">- </text:span><text:span text:style-name="T24">need assistance</text:span></text:p>
      <text:p text:style-name="P5">- <text:span text:style-name="T23">broken</text:span></text:p>
      <text:p text:style-name="P5">- <text:span text:style-name="T23">other</text:span></text:p>
      <text:p text:style-name="P3"/>
      <text:p text:style-name="P27"><text:span text:style-name="T7">Typy </text:span><text:span text:style-name="T4">problemu dla </text:span><text:span text:style-name="T14">Mobile</text:span><text:span text:style-name="T13"> device</text:span><text:span text:style-name="T14">s</text:span><text:span text:style-name="T11">:</text:span></text:p>
      <text:p text:style-name="P6">- <text:span text:style-name="T23">no co</text:span><text:span text:style-name="T24">n</text:span><text:span text:style-name="T23">nection</text:span></text:p>
      <text:p text:style-name="P6">- <text:span text:style-name="T23">no respond</text:span></text:p>
      <text:p text:style-name="P6">- <text:span text:style-name="T23">broken </text:span><text:span text:style-name="T24">device/battery</text:span></text:p>
      <text:p text:style-name="P6">- <text:span text:style-name="T23">other</text:span></text:p>
      <text:p text:style-name="P6"/>
      <text:p text:style-name="P28"><text:span text:style-name="T7">Typy </text:span><text:span text:style-name="T4">problemu dla </text:span><text:span text:style-name="T13">Infrastructure devices:</text:span></text:p>
      <text:p text:style-name="P28"><text:span text:style-name="T2">- </text:span><text:span text:style-name="T24">network/connection</text:span></text:p>
      <text:p text:style-name="P28"><text:span text:style-name="T2">- </text:span><text:span text:style-name="T24">maintenance</text:span></text:p>
      <text:p text:style-name="P28"><text:span text:style-name="T2">- </text:span><text:span text:style-name="T24">upgrade/update</text:span></text:p>
      <text:p text:style-name="P7">- <text:span text:style-name="T23">other</text:span></text:p>
      <text:p text:style-name="P12"/>
      <text:p text:style-name="P13">HR </text:p>
      <text:p text:style-name="P29"><text:span text:style-name="T4">Dział </text:span><text:span text:style-name="T10">HR</text:span><text:span text:style-name="T4"> </text:span><text:span text:style-name="T7">Kategorie problemów</text:span><text:span text:style-name="T4">: </text:span><text:bookmark-start text:name="__DdeLink__413_1312695794"/><text:span text:style-name="T27">Work Schedule</text:span><text:bookmark-end text:name="__DdeLink__413_1312695794"/><text:span text:style-name="T2">, </text:span><text:bookmark-start text:name="__DdeLink__415_1312695794"/><text:span text:style-name="T27">Hiring Process</text:span><text:bookmark-end text:name="__DdeLink__415_1312695794"/><text:span text:style-name="T19">, </text:span><text:span text:style-name="T27">Umowa</text:span><text:span text:style-name="T23">, </text:span><text:span text:style-name="T27">Documents</text:span></text:p>
      <text:p text:style-name="P29"><text:span text:style-name="T7">Typy </text:span><text:span text:style-name="T4">problemu dla <text:s/></text:span><text:span text:style-name="T9">Work Schedule</text:span><text:span text:style-name="T2">: </text:span><text:span text:style-name="T27">overtime/</text:span><text:span text:style-name="T29">delegation</text:span><text:span text:style-name="T27">, work time issue, change work time, other</text:span></text:p>
      <text:p text:style-name="P29"/>
      <text:p text:style-name="P30"><text:span text:style-name="T25">P</text:span><text:span text:style-name="T26">M</text:span></text:p>
      <text:p text:style-name="P31"><text:span text:style-name="T4">Dział </text:span><text:span text:style-name="T10">PM</text:span><text:span text:style-name="T4"> </text:span><text:span text:style-name="T7">Kategorie problemów</text:span><text:span text:style-name="T4">: </text:span><text:span text:style-name="T28">P</text:span><text:bookmark-start text:name="__DdeLink__417_1312695794"/><text:span text:style-name="T28">roject realization</text:span><text:bookmark-end text:name="__DdeLink__417_1312695794"/><text:span text:style-name="T28">, </text:span><text:bookmark-start text:name="__DdeLink__419_1312695794"/><text:span text:style-name="T28">Improvement</text:span><text:bookmark-end text:name="__DdeLink__419_1312695794"/><text:span text:style-name="T28">, </text:span><text:bookmark-start text:name="__DdeLink__421_1312695794"/><text:span text:style-name="T28">Inspection</text:span><text:bookmark-end text:name="__DdeLink__421_1312695794"/></text:p>
      <text:p text:style-name="P14"><text:s/></text:p>
      <text:p text:style-name="P11">F&amp;B</text:p>
      <text:p text:style-name="P32">Dział <text:span text:style-name="T28">PM</text:span> <text:span text:style-name="T19">Kategorie problemów</text:span>: <text:bookmark-start text:name="__DdeLink__423_1312695794"/><text:span text:style-name="T15">Invoices</text:span><text:bookmark-end text:name="__DdeLink__423_1312695794"/><text:span text:style-name="T15">, </text:span><text:bookmark-start text:name="__DdeLink__425_1312695794"/><text:span text:style-name="T15">Payment</text:span><text:bookmark-end text:name="__DdeLink__425_1312695794"/><text:span text:style-name="T15">, </text:span><text:bookmark-start text:name="__DdeLink__427_1312695794"/><text:span text:style-name="T15">Delegation payment</text:span><text:bookmark-end text:name="__DdeLink__427_1312695794"/><text:span text:style-name="T15">, contrac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e9f27" officeooo:paragraph-rsid="003e9a1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372e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a xlink:type="simple" xlink:href="https://trello.com/b/xIr9IQb3/ticketing-system" text:style-name="Internet_20_link" text:visited-style-name="Visited_20_Internet_20_Link"><text:span text:style-name="MT1">https://trello.com/b/xIr9IQb3/ticketing-system</text:span></text:a><text:span text:style-name="MT1"> </text:span><text:a xlink:type="simple" xlink:href="https://moqups.com/" text:style-name="Internet_20_link" text:visited-style-name="Visited_20_Internet_20_Link"><text:span text:style-name="MT1">https://moqups.com/</text:span></text:a><text:span text:style-name="MT1"> : </text:span><text:a xlink:type="simple" xlink:href="https://sqldbd.com/app" text:style-name="Internet_20_link" text:visited-style-name="Visited_20_Internet_20_Link"><text:span text:style-name="MT2">https://sqldbd.com/app</text:span></text:a><text:span text:style-name="MT2">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7:27:11.511969825</meta:creation-date>
    <dc:date>2021-09-03T22:21:05.455690170</dc:date>
    <meta:editing-duration>PT13H10M48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" meta:paragraph-count="70" meta:word-count="336" meta:character-count="2328" meta:non-whitespace-character-count="2043"/>
  </office:meta>
</office:document-meta>
</file>